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2fe13" officeooo:paragraph-rsid="0002fe13" style:font-weight-asian="normal" style:font-weight-complex="normal"/>
    </style:style>
    <style:style style:name="P2" style:family="paragraph" style:parent-style-name="Text_20_body">
      <style:text-properties officeooo:rsid="0005e947" officeooo:paragraph-rsid="0005e947"/>
    </style:style>
    <style:style style:name="P3" style:family="paragraph" style:parent-style-name="Text_20_body">
      <style:text-properties officeooo:rsid="0007b532" officeooo:paragraph-rsid="0007b532"/>
    </style:style>
    <style:style style:name="P4" style:family="paragraph" style:parent-style-name="Text_20_body">
      <style:text-properties fo:font-weight="normal" officeooo:rsid="000b983b" officeooo:paragraph-rsid="000b983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blem Solving Process </text:h>
      <text:p text:style-name="P1">Understand the Problem </text:p>
      <text:p text:style-name="P1">Explore Concrete Examples </text:p>
      <text:p text:style-name="P1">Break it down </text:p>
      <text:p text:style-name="P1">Solve/Simplify </text:p>
      <text:p text:style-name="P1">Look Back and Refactor</text:p>
      <text:p text:style-name="P1"/>
      <text:p text:style-name="P1"/>
      <text:h text:style-name="Heading_20_2" text:outline-level="2">First: Understand the Problem </text:h>
      <text:p text:style-name="P2">Ask yourself these questions before writing code : </text:p>
      <text:h text:style-name="Heading_20_3" text:outline-level="3">1. <text:tab/>can you restate the problem in your own words ?</text:h>
      <text:p text:style-name="P3">Try to explain the problem to yourself using different words just to make sure that you understood the question</text:p>
      <text:h text:style-name="Heading_20_3" text:outline-level="3">2. what are the inputs that go into the problem ?</text:h>
      <text:h text:style-name="Heading_20_3" text:outline-level="3">3. what are the outputs that should come from the solution of the problem ?</text:h>
      <text:h text:style-name="Heading_20_3" text:outline-level="3">4. Can the outputs be determined from the inputs ?</text:h>
      <text:p text:style-name="P4">So do I have all the required information to solve the problem ?</text:p>
      <text:h text:style-name="Heading_20_3" text:outline-level="3">5. How should I label the important pieces of data that are part of the problem ?</text:h>
      <text:p text:style-name="P4"/>
      <text:h text:style-name="Heading_20_2" text:outline-level="2">Second: Concrete Examples</text:h>
      <text:h text:style-name="Heading_20_3" text:outline-level="3">Start with simple examples </text:h>
      <text:h text:style-name="Heading_20_3" text:outline-level="3">Progress to more complex examples </text:h>
      <text:h text:style-name="Heading_20_3" text:outline-level="3">explore examples with empty inputs </text:h>
      <text:h text:style-name="Heading_20_3" text:outline-level="3">explore examples with invalid inputs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2:31:05.534627556</meta:creation-date>
    <meta:generator>LibreOffice/7.3.7.2$Linux_X86_64 LibreOffice_project/30$Build-2</meta:generator>
    <dc:date>2023-09-21T15:08:48.985755740</dc:date>
    <meta:editing-duration>PT1H57M6S</meta:editing-duration>
    <meta:editing-cycles>12</meta:editing-cycles>
    <meta:document-statistic meta:table-count="0" meta:image-count="0" meta:object-count="0" meta:page-count="1" meta:paragraph-count="20" meta:word-count="147" meta:character-count="843" meta:non-whitespace-character-count="705"/>
  </office:meta>
</office:document-meta>
</file>